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10e6" officeooo:paragraph-rsid="000b10e6"/>
    </style:style>
    <style:style style:name="P2" style:family="paragraph" style:parent-style-name="Standard">
      <style:text-properties officeooo:rsid="000c22cd" officeooo:paragraph-rsid="000c2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indows: activemq.bat start</text:p>
      <text:p text:style-name="P1"/>
      <text:p text:style-name="P2">Linux: ?</text:p>
      <text:p text:style-name="P1"/>
      <text:p text:style-name="P2">admin</text:p>
      <text:p text:style-name="P2">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4</meta:editing-cycles>
    <meta:generator>LibreOffice/5.2.2.2$Windows_x86 LibreOffice_project/8f96e87c890bf8fa77463cd4b640a2312823f3ad</meta:generator>
    <dc:date>2017-03-08T19:13:00.195000000</dc:date>
    <meta:document-statistic meta:table-count="0" meta:image-count="0" meta:object-count="0" meta:page-count="1" meta:paragraph-count="4" meta:word-count="7" meta:character-count="45" meta:non-whitespace-character-count="42"/>
    <meta:user-defined meta:name="Info 1"/>
    <meta:user-defined meta:name="Info 2"/>
    <meta:user-defined meta:name="Info 3"/>
    <meta:user-defined meta:name="Info 4"/>
  </office:meta>
</office:document-meta>
</file>